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ext-properties fo:font-weight="bold" fo:font-style="None" fo:font-family="Times New Roman" fo:font-size="20"/>
      <style:table-cell-properties style:vertical-align="middle"/>
      <style:paragraph-properties style:vertical-align="middle" fo:text-align="center"/>
    </style:style>
    <style:style style:family="table-cell" style:name="ce2" style:display-name="ce2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ell" style:name="ce3" style:display-name="ce3">
      <style:text-properties fo:font-weight="bold" fo:font-style="None" fo:font-family="Times New Roman" fo:font-size="14"/>
      <style:table-cell-properties style:vertical-align="middle"/>
      <style:paragraph-properties style:vertical-align="middle" fo:text-align="center"/>
    </style:style>
    <style:style style:family="table-cell" style:name="ce4" style:display-name="ce4">
      <style:text-properties fo:font-weight="bold" fo:font-style="None" fo:font-family="Times New Roman" fo:font-size="36"/>
      <style:table-cell-properties style:vertical-align="middle"/>
      <style:paragraph-properties style:vertical-align="middle" fo:text-align="center"/>
    </style:style>
    <style:style style:family="table-cell" style:name="ce5" style:display-name="ce5">
      <style:text-properties fo:font-weight="bold" fo:font-style="None" fo:font-family="Times New Roman" fo:font-size="22"/>
      <style:table-cell-properties style:vertical-align="middle"/>
      <style:paragraph-properties style:vertical-align="middle" fo:text-align="center"/>
    </style:style>
    <style:style style:family="table-cell" style:name="ce6" style:display-name="ce6">
      <style:text-properties fo:font-weight="None" fo:font-style="None" fo:font-family="Times New Roman" fo:font-size="16"/>
      <style:table-cell-properties style:vertical-align="middle"/>
      <style:paragraph-properties style:vertical-align="middle" fo:text-align="center"/>
    </style:style>
    <style:style style:family="table-cell" style:name="ce7" style:display-name="ce7">
      <style:text-properties fo:font-weight="None" fo:font-style="None" fo:font-family="Times New Roman" fo:font-size="16"/>
      <style:table-cell-properties style:vertical-align="middle"/>
      <style:paragraph-properties style:vertical-align="middle" fo:text-align="center"/>
    </style:style>
    <style:style style:family="table-cell" style:name="ce8" style:display-name="ce8">
      <style:text-properties fo:font-weight="None" fo:font-style="None" fo:font-family="Times New Roman" fo:font-size="16"/>
      <style:table-cell-properties style:vertical-align="middle"/>
      <style:paragraph-properties style:vertical-align="middle" fo:text-align="center"/>
    </style:style>
    <style:style style:family="table-cell" style:name="ce9" style:display-name="ce9">
      <style:text-properties fo:font-weight="None" fo:font-style="None" fo:font-family="Times New Roman1" fo:font-size="10"/>
      <style:table-cell-properties fo:border-left="0.31pt solid #3c3c3c" style:vertical-align="middle" fo:border-right="0.31pt solid #3c3c3c"/>
      <style:paragraph-properties style:vertical-align="middle" fo:text-align="center"/>
    </style:style>
    <style:style style:family="table-cell" style:name="ce10" style:display-name="ce10">
      <style:text-properties fo:font-weight="None" fo:font-style="None" fo:font-family="Times New Roman" fo:font-size="10"/>
      <style:table-cell-properties fo:border-left="0.91pt solid #3c3c3c" fo:border-bottom="0.91pt solid #3c3c3c" style:vertical-align="middle" fo:wrap-option="wrap" fo:border-top="0.91pt solid #3c3c3c"/>
      <style:paragraph-properties style:vertical-align="middle" fo:text-align="center"/>
    </style:style>
    <style:style style:family="table-cell" style:name="ce13" style:display-name="ce13">
      <style:text-properties fo:font-weight="None" fo:font-style="None" fo:font-family="Times New Roman" fo:font-size="16"/>
      <style:table-cell-properties fo:border-left="0.91pt solid #3c3c3c" style:vertical-align="middle" fo:wrap-option="wrap"/>
      <style:paragraph-properties style:vertical-align="middle" fo:text-align="center"/>
    </style:style>
    <style:style style:family="table-cell" style:name="ce15" style:display-name="ce15">
      <style:text-properties fo:font-weight="None" fo:font-style="None" fo:font-family="Times New Roman" fo:font-size="16"/>
      <style:table-cell-properties fo:border-left="0.91pt solid #3c3c3c" fo:border-bottom="0.91pt solid #3c3c3c" style:vertical-align="middle" fo:wrap-option="wrap" fo:border-top="0.91pt solid #3c3c3c"/>
      <style:paragraph-properties style:vertical-align="middle" fo:text-align="center"/>
    </style:style>
    <style:style style:family="table-cell" style:name="ce17" style:display-name="ce17">
      <style:text-properties fo:font-weight="None" fo:font-style="None" fo:font-family="Times New Roman" fo:font-size="16"/>
      <style:table-cell-properties fo:border-right="0.9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20" style:display-name="ce20"/>
    <style:style style:family="table-cell" style:name="ce23" style:display-name="ce23">
      <style:table-cell-properties style:vertical-align="middle"/>
      <style:paragraph-properties style:vertical-align="middle" fo:text-align="center"/>
    </style:style>
    <style:style style:family="table-cell" style:name="ce24" style:display-name="ce24">
      <style:text-properties fo:font-weight="None" fo:font-style="None" fo:font-family="Albertus" fo:font-size="14"/>
      <style:table-cell-properties style:vertical-align="middle"/>
      <style:paragraph-properties style:vertical-align="middle" fo:text-align="end"/>
    </style:style>
    <style:style style:family="table-cell" style:name="ce25" style:display-name="ce25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ell" style:name="ce26" style:display-name="ce26">
      <style:text-properties fo:font-weight="None" fo:font-style="None" fo:font-family="Times New Roman" fo:font-size="10"/>
      <style:table-cell-properties fo:border-right="0.3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29" style:display-name="ce29">
      <style:text-properties fo:font-weight="bold" fo:font-style="None" fo:font-family="Times New Roman" fo:font-size="14"/>
      <style:table-cell-properties fo:border-left="0.91pt solid #3c3c3c" style:vertical-align="middle" fo:border-right="0.31pt solid #3c3c3c" fo:wrap-option="wrap"/>
      <style:paragraph-properties style:vertical-align="middle" fo:text-align="center"/>
    </style:style>
    <style:style style:family="table-cell" style:name="ce30" style:display-name="ce30">
      <style:text-properties fo:font-weight="bold" fo:font-style="None" fo:font-family="Times New Roman" fo:font-size="14"/>
      <style:table-cell-properties fo:border-left="0.91pt solid #3c3c3c" style:vertical-align="middle" fo:border-right="0.31pt solid #3c3c3c" fo:wrap-option="wrap"/>
      <style:paragraph-properties style:vertical-align="middle" fo:text-align="center"/>
    </style:style>
    <style:style style:family="table-cell" style:name="ce31" style:display-name="ce31">
      <style:text-properties fo:font-weight="bold" fo:font-style="None" fo:font-family="Times New Roman" fo:font-size="14"/>
      <style:table-cell-properties fo:border-right="0.3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33" style:display-name="ce33">
      <style:text-properties fo:font-weight="None" fo:font-style="None" fo:font-family="Albertus" fo:font-size="14"/>
      <style:table-cell-properties style:vertical-align="middle"/>
      <style:paragraph-properties style:vertical-align="middle" fo:text-align="center"/>
    </style:style>
    <style:style style:family="table-cell" style:name="ce34" style:display-name="ce34">
      <style:text-properties fo:font-weight="None" fo:font-style="None" fo:font-family="Albertus" fo:font-size="14"/>
      <style:table-cell-properties style:vertical-align="middle"/>
      <style:paragraph-properties style:vertical-align="middle" fo:text-align="center"/>
    </style:style>
    <style:style style:family="table-cell" style:name="ce35" style:display-name="ce35">
      <style:text-properties fo:font-weight="None" fo:font-style="None" fo:font-family="Times New Roman" fo:font-size="10"/>
      <style:table-cell-properties fo:border-right="0.91pt solid #3c3c3c" fo:border-top="0.91pt solid #3c3c3c" fo:border-left="0.31pt solid #3c3c3c" fo:border-bottom="0.91pt solid #3c3c3c" fo:wrap-option="wrap" style:vertical-align="middle"/>
      <style:paragraph-properties style:vertical-align="middle" fo:text-align="center"/>
    </style:style>
    <style:style style:family="table-cell" style:name="ce38" style:display-name="ce38">
      <style:text-properties fo:font-weight="bold" fo:font-style="None" fo:font-family="Times New Roman" fo:font-size="14"/>
      <style:table-cell-properties fo:border-left="0.31pt solid #3c3c3c" style:vertical-align="middle" fo:border-right="0.91pt solid #3c3c3c" fo:wrap-option="wrap"/>
      <style:paragraph-properties style:vertical-align="middle" fo:text-align="center"/>
    </style:style>
    <style:style style:family="table-cell" style:name="ce39" style:display-name="ce39">
      <style:text-properties fo:font-weight="bold" fo:font-style="None" fo:font-family="Times New Roman" fo:font-size="14"/>
      <style:table-cell-properties fo:border-right="0.91pt solid #3c3c3c" fo:border-top="0.91pt solid #3c3c3c" fo:border-left="0.31pt solid #3c3c3c" fo:border-bottom="0.91pt solid #3c3c3c" fo:wrap-option="wrap" style:vertical-align="middle"/>
      <style:paragraph-properties style:vertical-align="middle" fo:text-align="center"/>
    </style:style>
    <style:style style:family="table-cell" style:name="ce41" style:display-name="ce41">
      <style:text-properties fo:font-weight="None" fo:font-style="None" fo:font-family="Times New Roman" fo:font-size="11"/>
      <style:table-cell-properties style:vertical-align="middle"/>
      <style:paragraph-properties style:vertical-align="middle" fo:text-align="center"/>
    </style:style>
    <style:style style:family="table-cell" style:name="ce42" style:display-name="ce42">
      <style:text-properties fo:font-weight="None" fo:font-style="None" fo:font-family="Times New Roman" fo:font-size="11"/>
      <style:table-cell-properties style:vertical-align="middle"/>
      <style:paragraph-properties style:vertical-align="middle" fo:text-align="center"/>
    </style:style>
    <style:style style:family="table-cell" style:name="ce43" style:display-name="ce43">
      <style:text-properties fo:font-weight="None" fo:font-style="None" fo:font-family="Times New Roman" fo:font-size="12"/>
      <style:table-cell-properties fo:border-right="0.91pt solid #3c3c3c" fo:border-top="0.91pt solid #3c3c3c" fo:border-left="0.91pt solid #3c3c3c" fo:border-bottom="0.31pt solid #3c3c3c" fo:wrap-option="wrap" style:vertical-align="middle"/>
      <style:paragraph-properties style:vertical-align="middle" fo:text-align="center"/>
    </style:style>
    <style:style style:family="table-cell" style:name="ce44" style:display-name="ce44">
      <style:text-properties fo:font-weight="None" fo:font-style="None" fo:font-family="Times New Roman" fo:font-size="11"/>
      <style:table-cell-properties fo:border-right="0.31pt solid #3c3c3c" fo:border-top="0.3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47" style:display-name="ce47">
      <style:text-properties fo:font-weight="None" fo:font-style="None" fo:font-family="Times New Roman" fo:font-size="11"/>
      <style:table-cell-properties fo:border-left="0.91pt solid #3c3c3c" style:vertical-align="middle" fo:border-right="0.91pt solid #3c3c3c" fo:border-top="0.91pt solid #3c3c3c"/>
      <style:paragraph-properties style:vertical-align="middle" fo:text-align="center"/>
    </style:style>
    <style:style style:family="table-cell" style:name="ce48" style:display-name="ce48">
      <style:text-properties fo:font-weight="None" fo:font-style="None" fo:font-family="Times New Roman" fo:font-size="11"/>
      <style:table-cell-properties fo:border-left="0.91pt solid #3c3c3c" style:vertical-align="middle" fo:border-right="0.91pt solid #3c3c3c" fo:border-top="0.31pt solid #3c3c3c"/>
      <style:paragraph-properties style:vertical-align="middle" fo:text-align="center"/>
    </style:style>
    <style:style style:family="table-cell" style:name="ce49" style:display-name="ce49">
      <style:text-properties fo:font-weight="None" fo:font-style="None" fo:font-family="Times New Roman" fo:font-size="11"/>
      <style:table-cell-properties fo:border-left="0.91pt solid #3c3c3c" fo:border-bottom="0.91pt solid #3c3c3c" fo:border-right="0.91pt solid #3c3c3c" style:vertical-align="middle" fo:border-top="0.31pt solid #3c3c3c"/>
      <style:paragraph-properties style:vertical-align="middle" fo:text-align="center"/>
    </style:style>
    <style:style style:family="table-cell" style:name="ce50" style:display-name="ce50">
      <style:text-properties fo:font-weight="None" fo:font-style="None" fo:font-family="Times New Roman" fo:font-size="11"/>
      <style:table-cell-properties fo:border-left="0.91pt solid #3c3c3c" style:vertical-align="middle" fo:border-right="0.91pt solid #3c3c3c"/>
      <style:paragraph-properties style:vertical-align="middle" fo:text-align="center"/>
    </style:style>
    <style:style style:family="table-cell" style:name="ce51" style:display-name="ce51">
      <style:text-properties fo:font-weight="None" fo:font-style="None" fo:font-family="Times New Roman" fo:font-size="11"/>
      <style:table-cell-properties fo:border-left="0.91pt solid #3c3c3c" style:vertical-align="middle" fo:border-top="0.91pt solid #3c3c3c"/>
      <style:paragraph-properties style:vertical-align="middle" fo:text-align="center"/>
    </style:style>
    <style:style style:family="table-cell" style:name="ce52" style:display-name="ce52">
      <style:text-properties fo:font-weight="None" fo:font-style="None" fo:font-family="Times New Roman" fo:font-size="11"/>
      <style:table-cell-properties fo:border-left="0.91pt solid #3c3c3c" style:vertical-align="middle" fo:border-top="0.31pt solid #3c3c3c"/>
      <style:paragraph-properties style:vertical-align="middle" fo:text-align="center"/>
    </style:style>
    <style:style style:family="table-cell" style:name="ce53" style:display-name="ce53">
      <style:text-properties fo:font-weight="None" fo:font-style="None" fo:font-family="Times New Roman" fo:font-size="11"/>
      <style:table-cell-properties fo:border-left="0.91pt solid #3c3c3c" style:vertical-align="middle" fo:border-bottom="0.91pt solid #3c3c3c" fo:border-top="0.31pt solid #3c3c3c"/>
      <style:paragraph-properties style:vertical-align="middle" fo:text-align="center"/>
    </style:style>
    <style:style style:family="table-cell" style:name="ce54" style:display-name="ce54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ell" style:name="ce55" style:display-name="ce55">
      <style:table-cell-properties style:vertical-align="middle"/>
      <style:paragraph-properties style:vertical-align="middle" fo:text-align="center"/>
    </style:style>
    <style:style style:family="table-cell" style:name="ce56" style:display-name="ce56">
      <style:text-properties fo:font-weight="None" fo:font-style="None" fo:font-family="Times New Roman" fo:font-size="16"/>
      <style:table-cell-properties style:vertical-align="middle"/>
      <style:paragraph-properties style:vertical-align="middle" fo:text-align="center"/>
    </style:style>
    <style:style style:family="table-cell" style:name="ce57" style:display-name="ce57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ell" style:name="ce59" style:display-name="ce59">
      <style:text-properties fo:font-weight="None" fo:font-style="None" fo:font-family="Times New Roman" fo:font-size="14"/>
      <style:table-cell-properties fo:border-right="0.31pt solid #3c3c3c" fo:border-top="0.31pt solid #3c3c3c" fo:border-left="0.31pt solid #3c3c3c" fo:border-bottom="0.91pt solid #3c3c3c" fo:wrap-option="wrap" style:vertical-align="middle"/>
      <style:paragraph-properties style:vertical-align="middle" fo:text-align="center"/>
    </style:style>
    <style:style style:family="table-cell" style:name="ce62" style:display-name="ce62">
      <style:text-properties fo:font-weight="bold" fo:font-style="None" fo:font-family="Times New Roman" fo:font-size="14"/>
      <style:table-cell-properties fo:border-right="0.31pt solid #3c3c3c" fo:border-top="0.91pt solid #3c3c3c" fo:border-left="0.31pt solid #3c3c3c" fo:border-bottom="0.31pt solid #3c3c3c" fo:wrap-option="wrap" style:vertical-align="middle"/>
      <style:paragraph-properties style:vertical-align="middle" fo:text-align="center"/>
    </style:style>
    <style:style style:family="table-cell" style:name="ce63" style:display-name="ce63">
      <style:text-properties fo:font-weight="bold" fo:font-style="None" fo:font-family="Times New Roman" fo:font-size="14"/>
      <style:table-cell-properties fo:border-right="0.31pt solid #3c3c3c" fo:border-top="0.31pt solid #3c3c3c" fo:border-left="0.31pt solid #3c3c3c" fo:border-bottom="0.31pt solid #3c3c3c" fo:wrap-option="wrap" style:vertical-align="middle"/>
      <style:paragraph-properties style:vertical-align="middle" fo:text-align="center"/>
    </style:style>
    <style:style style:family="table-cell" style:name="ce64" style:display-name="ce64">
      <style:text-properties fo:font-weight="bold" fo:font-style="None" fo:font-family="Times New Roman" fo:font-size="14"/>
      <style:table-cell-properties fo:border-left="0.31pt solid #3c3c3c" style:vertical-align="middle" fo:border-right="0.31pt solid #3c3c3c" fo:border-top="0.31pt solid #3c3c3c"/>
      <style:paragraph-properties style:vertical-align="middle" fo:text-align="center"/>
    </style:style>
    <style:style style:family="table-cell" style:name="ce65" style:display-name="ce65">
      <style:text-properties fo:font-weight="bold" fo:font-style="None" fo:font-family="Times New Roman" fo:font-size="14"/>
      <style:table-cell-properties style:vertical-align="middle" fo:border-right="0.31pt solid #3c3c3c" fo:border-top="0.31pt solid #3c3c3c"/>
      <style:paragraph-properties style:vertical-align="middle" fo:text-align="center"/>
    </style:style>
    <style:style style:family="table-cell" style:name="ce66" style:display-name="ce66">
      <style:text-properties fo:font-weight="bold" fo:font-style="None" fo:font-family="Times New Roman" fo:font-size="14"/>
      <style:table-cell-properties fo:border-left="0.31pt solid #3c3c3c" fo:border-bottom="0.91pt solid #3c3c3c" fo:border-right="0.31pt solid #3c3c3c" style:vertical-align="middle" fo:border-top="0.31pt solid #3c3c3c"/>
      <style:paragraph-properties style:vertical-align="middle" fo:text-align="center"/>
    </style:style>
    <style:style style:family="table-cell" style:name="ce67" style:display-name="ce67"/>
    <style:style style:family="table-cell" style:name="ce68" style:display-name="ce68">
      <style:text-properties fo:font-weight="None" fo:font-style="None" fo:font-family="Times New Roman Cyr" fo:font-size="16"/>
      <style:table-cell-properties style:vertical-align="middle"/>
      <style:paragraph-properties style:vertical-align="middle" fo:text-align="start"/>
    </style:style>
    <style:style style:family="table-cell" style:name="ce69" style:display-name="ce69">
      <style:text-properties fo:font-weight="None" fo:font-style="None" fo:font-family="Times New Roman Cyr" fo:font-size="16"/>
      <style:table-cell-properties style:vertical-align="middle"/>
      <style:paragraph-properties style:vertical-align="middle" fo:text-align="center"/>
    </style:style>
    <style:style style:family="table-cell" style:name="ce70" style:display-name="ce70">
      <style:text-properties fo:font-weight="None" fo:font-style="None" fo:font-family="Times New Roman" fo:font-size="16"/>
      <style:table-cell-properties style:vertical-align="middle"/>
      <style:paragraph-properties style:vertical-align="middle" fo:text-align="start"/>
    </style:style>
    <style:style style:family="table-cell" style:name="ce74" style:display-name="ce74">
      <style:text-properties fo:font-weight="None" fo:font-style="None" fo:font-family="Times New Roman" fo:font-size="14"/>
      <style:table-cell-properties fo:border-right="0.31pt solid #3c3c3c" fo:border-top="0.31pt solid #3c3c3c" fo:border-left="0.31pt solid #3c3c3c" fo:border-bottom="0.91pt solid #3c3c3c" fo:wrap-option="wrap" style:vertical-align="middle"/>
      <style:paragraph-properties style:vertical-align="middle" fo:text-align="center"/>
    </style:style>
    <style:style style:family="table-cell" style:name="ce76" style:display-name="ce76">
      <style:text-properties fo:font-weight="None" fo:font-style="None" fo:font-family="Times New Roman" fo:font-size="14"/>
      <style:table-cell-properties fo:border-left="0.31pt solid #3c3c3c" fo:border-bottom="0.91pt solid #3c3c3c" style:vertical-align="middle" fo:wrap-option="wrap" fo:border-top="0.31pt solid #3c3c3c"/>
      <style:paragraph-properties style:vertical-align="middle" fo:text-align="center"/>
    </style:style>
    <style:style style:family="table-cell" style:name="ce78" style:display-name="ce78">
      <style:text-properties fo:font-weight="bold" fo:font-style="None" fo:font-family="Times New Roman" fo:font-size="14"/>
      <style:table-cell-properties fo:border-left="0.31pt solid #3c3c3c" style:vertical-align="middle" fo:border-top="0.31pt solid #3c3c3c"/>
      <style:paragraph-properties style:vertical-align="middle" fo:text-align="center"/>
    </style:style>
    <style:style style:family="table-cell" style:name="ce80" style:display-name="ce80">
      <style:text-properties fo:font-weight="bold" fo:font-style="None" fo:font-family="Times New Roman" fo:font-size="10"/>
      <style:table-cell-properties fo:border-right="0.91pt solid #3c3c3c" fo:border-top="0.3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82" style:display-name="ce82">
      <style:text-properties fo:font-weight="bold" fo:font-style="None" fo:font-family="Times New Roman" fo:font-size="16"/>
      <style:table-cell-properties fo:border-left="0.91pt solid #3c3c3c" style:vertical-align="middle" fo:border-right="0.91pt solid #3c3c3c" fo:wrap-option="wrap" fo:border-top="0.91pt solid #3c3c3c"/>
      <style:paragraph-properties style:vertical-align="middle" fo:text-align="center"/>
    </style:style>
    <style:style style:family="table-cell" style:name="ce83" style:display-name="ce83">
      <style:text-properties fo:font-weight="bold" fo:font-style="None" fo:font-family="Times New Roman" fo:font-size="16"/>
      <style:table-cell-properties fo:border-left="0.91pt solid #3c3c3c" style:vertical-align="middle" fo:border-right="0.91pt solid #3c3c3c" fo:wrap-option="wrap"/>
      <style:paragraph-properties style:vertical-align="middle" fo:text-align="center"/>
    </style:style>
    <style:style style:family="table-cell" style:name="ce84" style:display-name="ce84">
      <style:text-properties fo:font-weight="bold" fo:font-style="None" fo:font-family="Times New Roman" fo:font-size="16"/>
      <style:table-cell-properties fo:border-left="0.91pt solid #3c3c3c" style:vertical-align="middle" fo:border-right="0.91pt solid #3c3c3c" fo:wrap-option="wrap"/>
      <style:paragraph-properties style:vertical-align="middle" fo:text-align="center"/>
    </style:style>
    <style:style style:family="table-cell" style:name="ce85" style:display-name="ce85">
      <style:text-properties fo:font-weight="None" fo:font-style="None" fo:font-family="Times New Roman" fo:font-size="10"/>
      <style:table-cell-properties style:vertical-align="middle"/>
      <style:paragraph-properties style:vertical-align="middle" fo:text-align="center"/>
    </style:style>
    <style:style style:family="table-column" style:name="d7f9352a98c36cc2327f226e239379c1" style:display-name="d7f9352a98c36cc2327f226e239379c1">
      <style:table-column-properties fo:break-before="auto" style:column-width="1851.22"/>
    </style:style>
    <style:style style:family="table-column" style:name="8a6ca5d8c6cf3e596abec439748bcd21" style:display-name="8a6ca5d8c6cf3e596abec439748bcd21">
      <style:table-column-properties fo:break-before="auto" style:column-width="4695.18"/>
    </style:style>
    <style:style style:family="table-column" style:name="b39d64bbb0d70591950b119794472223" style:display-name="b39d64bbb0d70591950b119794472223">
      <style:table-column-properties fo:break-before="auto" style:column-width="2355.92"/>
    </style:style>
    <style:style style:family="table-column" style:name="d5c758f74182182aabc4529c3185a92b" style:display-name="d5c758f74182182aabc4529c3185a92b">
      <style:table-column-properties fo:break-before="auto" style:column-width="8297.66"/>
    </style:style>
    <style:style style:family="table-column" style:name="d1924acaac32d377b8c21bc7de52fc9d" style:display-name="d1924acaac32d377b8c21bc7de52fc9d">
      <style:table-column-properties fo:break-before="auto" style:column-width="2314.76"/>
    </style:style>
    <style:style style:family="table-column" style:name="5b8c7600854e52b2876705af7de85af4" style:display-name="5b8c7600854e52b2876705af7de85af4">
      <style:table-column-properties fo:break-before="auto" style:column-width="2478.42"/>
    </style:style>
    <style:style style:family="table-column" style:name="5220defdd25aa01edcd6065d15433f5a" style:display-name="5220defdd25aa01edcd6065d15433f5a">
      <style:table-column-properties fo:break-before="auto" style:column-width="2355.92"/>
    </style:style>
    <style:style style:family="table-column" style:name="874d885f9f13518e269337c705332295" style:display-name="874d885f9f13518e269337c705332295">
      <style:table-column-properties fo:break-before="auto" style:column-width="2355.92"/>
    </style:style>
    <style:style style:family="table-row" style:name="957b2ff8e7743f48880e90622b35fe13" style:display-name="957b2ff8e7743f48880e90622b35fe13">
      <style:table-row-properties fo:break-before="auto" style:row-height="882.0"/>
    </style:style>
    <style:style style:family="table-row" style:name="4f193866abc4b0469acf59d39966cac0" style:display-name="4f193866abc4b0469acf59d39966cac0">
      <style:table-row-properties fo:break-before="auto" style:row-height="441.0"/>
    </style:style>
    <style:style style:family="table-row" style:name="8ea220da6387482f07eb319fdcd3d742" style:display-name="8ea220da6387482f07eb319fdcd3d742">
      <style:table-row-properties fo:break-before="auto" style:row-height="518.42"/>
    </style:style>
    <style:style style:family="table-row" style:name="1c56aa1992cbf9b90eb46d95f39abf08" style:display-name="1c56aa1992cbf9b90eb46d95f39abf08">
      <style:table-row-properties fo:break-before="auto" style:row-height="882.0"/>
    </style:style>
    <style:style style:family="table-row" style:name="258337ac3a488db9c79faa1eed10fd6f" style:display-name="258337ac3a488db9c79faa1eed10fd6f">
      <style:table-row-properties fo:break-before="auto" style:row-height="441.0"/>
    </style:style>
    <style:style style:family="table-row" style:name="bc90cf29085e8ba998961fd56a5b85a4" style:display-name="bc90cf29085e8ba998961fd56a5b85a4">
      <style:table-row-properties fo:break-before="auto" style:row-height="518.42"/>
    </style:style>
    <style:style style:family="table-row" style:name="b2d9a0dca5587ff14294bdd6b33b1007" style:display-name="b2d9a0dca5587ff14294bdd6b33b1007">
      <style:table-row-properties fo:break-before="auto" style:row-height="518.42"/>
    </style:style>
    <style:style style:family="table-row" style:name="73b090b28ace68ff5e7a329e5125e1e2" style:display-name="73b090b28ace68ff5e7a329e5125e1e2">
      <style:table-row-properties fo:break-before="auto" style:row-height="1556.24"/>
    </style:style>
    <style:style style:family="table-row" style:name="c5ac4428ea413f8068f989b713d8b8e5" style:display-name="c5ac4428ea413f8068f989b713d8b8e5">
      <style:table-row-properties fo:break-before="auto" style:row-height="933.94"/>
    </style:style>
    <style:style style:family="table-row" style:name="4aaed53126a4b20ced697f2f0505c9e9" style:display-name="4aaed53126a4b20ced697f2f0505c9e9">
      <style:table-row-properties fo:break-before="auto" style:row-height="674.24"/>
    </style:style>
    <style:style style:family="table-row" style:name="17a938af332c783d637d18146c9d4d25" style:display-name="17a938af332c783d637d18146c9d4d25">
      <style:table-row-properties fo:break-before="auto" style:row-height="674.24"/>
    </style:style>
    <style:style style:family="table-row" style:name="014bd156171e162ab0f83b8685aa6410" style:display-name="014bd156171e162ab0f83b8685aa6410">
      <style:table-row-properties fo:break-before="auto" style:row-height="674.24"/>
    </style:style>
    <style:style style:family="table-row" style:name="f0932164e5d125a1c34971be21914d84" style:display-name="f0932164e5d125a1c34971be21914d84">
      <style:table-row-properties fo:break-before="auto" style:row-height="699.72"/>
    </style:style>
    <style:style style:family="table-row" style:name="2c3ee7492f827ae0541916f2af30c167" style:display-name="2c3ee7492f827ae0541916f2af30c167">
      <style:table-row-properties fo:break-before="auto" style:row-height="544.88"/>
    </style:style>
    <style:style style:family="table-row" style:name="b6c735ddc7acf5372b5f079255f79773" style:display-name="b6c735ddc7acf5372b5f079255f79773">
      <style:table-row-properties fo:break-before="auto" style:row-height="694.82"/>
    </style:style>
    <style:style style:family="table-row" style:name="f631bbf3d0cdb0618fe6d0224bf7cd3e" style:display-name="f631bbf3d0cdb0618fe6d0224bf7cd3e">
      <style:table-row-properties fo:break-before="auto" style:row-height="694.82"/>
    </style:style>
    <style:style style:family="table-row" style:name="334bebe84185d4734641e9782ff0192c" style:display-name="334bebe84185d4734641e9782ff0192c">
      <style:table-row-properties fo:break-before="auto" style:row-height="694.82"/>
    </style:style>
    <style:style style:family="table-row" style:name="9e01cd22d2d992b15c40345ae26fa6ee" style:display-name="9e01cd22d2d992b15c40345ae26fa6ee">
      <style:table-row-properties fo:break-before="auto" style:row-height="1036.84"/>
    </style:style>
    <style:style style:family="table-row" style:name="0179d46061e9c88f146350ff9738cff4" style:display-name="0179d46061e9c88f146350ff9738cff4">
      <style:table-row-properties fo:break-before="auto" style:row-height="869.26"/>
    </style:style>
    <style:style style:family="table-row" style:name="133994c7b7473567e43e3d131cce3fd1" style:display-name="133994c7b7473567e43e3d131cce3fd1">
      <style:table-row-properties fo:break-before="auto" style:row-height="869.26"/>
    </style:style>
    <style:style style:family="table-row" style:name="123a7277081ffac95d6740f65e1ddf88" style:display-name="123a7277081ffac95d6740f65e1ddf88">
      <style:table-row-properties fo:break-before="auto" style:row-height="869.26"/>
    </style:style>
    <style:style style:family="table-row" style:name="4fbeeb59d1fa2845ebbae573a78d1269" style:display-name="4fbeeb59d1fa2845ebbae573a78d1269">
      <style:table-row-properties fo:break-before="auto" style:row-height="869.26"/>
    </style:style>
    <style:style style:family="table-row" style:name="a5bd8570344377ce03918c976feb707b" style:display-name="a5bd8570344377ce03918c976feb707b">
      <style:table-row-properties fo:break-before="auto" style:row-height="869.26"/>
    </style:style>
    <style:style style:family="table-row" style:name="6763acda7c864441f5835eaa0a09a38a" style:display-name="6763acda7c864441f5835eaa0a09a38a">
      <style:table-row-properties fo:break-before="auto" style:row-height="869.26"/>
    </style:style>
    <style:style style:family="table-row" style:name="389783d19a952695d75bd11d5f95526c" style:display-name="389783d19a952695d75bd11d5f95526c">
      <style:table-row-properties fo:break-before="auto" style:row-height="869.26"/>
    </style:style>
    <style:style style:family="table-row" style:name="a5960b31f2896fdcc3c08e5a77b29b6f" style:display-name="a5960b31f2896fdcc3c08e5a77b29b6f">
      <style:table-row-properties fo:break-before="auto" style:row-height="869.26"/>
    </style:style>
    <style:style style:family="table-row" style:name="dd91ed77d3c21ad074430c962ea38772" style:display-name="dd91ed77d3c21ad074430c962ea38772">
      <style:table-row-properties fo:break-before="auto" style:row-height="869.26"/>
    </style:style>
    <style:style style:family="table-row" style:name="f59a90367b4c4fc2fcc9ef72c7065a00" style:display-name="f59a90367b4c4fc2fcc9ef72c7065a00">
      <style:table-row-properties fo:break-before="auto" style:row-height="869.26"/>
    </style:style>
    <style:style style:family="table-row" style:name="3d14d2284e41b4ad5824cfc785adf490" style:display-name="3d14d2284e41b4ad5824cfc785adf490">
      <style:table-row-properties fo:break-before="auto" style:row-height="869.26"/>
    </style:style>
    <style:style style:family="table-row" style:name="1ab765ee4f4ffeaec59641770293f56d" style:display-name="1ab765ee4f4ffeaec59641770293f56d">
      <style:table-row-properties fo:break-before="auto" style:row-height="869.26"/>
    </style:style>
    <style:style style:family="table-row" style:name="9fc5a0b34bd447f9200e78db83b122aa" style:display-name="9fc5a0b34bd447f9200e78db83b122aa">
      <style:table-row-properties fo:break-before="auto" style:row-height="850.64"/>
    </style:style>
    <style:style style:family="table-row" style:name="6b9b3d04ef50e89f0937599469b8067a" style:display-name="6b9b3d04ef50e89f0937599469b8067a">
      <style:table-row-properties fo:break-before="auto" style:row-height="869.26"/>
    </style:style>
    <style:style style:family="table-row" style:name="ea11d8711faf56553ed11da9fe089f4f" style:display-name="ea11d8711faf56553ed11da9fe089f4f">
      <style:table-row-properties fo:break-before="auto" style:row-height="869.26"/>
    </style:style>
    <style:style style:family="table-row" style:name="a5e035025585920f1d7d5a3c0a0b20db" style:display-name="a5e035025585920f1d7d5a3c0a0b20db">
      <style:table-row-properties fo:break-before="auto" style:row-height="869.26"/>
    </style:style>
    <style:style style:family="table-row" style:name="8fea115ef2170cca561e48754b546842" style:display-name="8fea115ef2170cca561e48754b546842">
      <style:table-row-properties fo:break-before="auto" style:row-height="869.26"/>
    </style:style>
    <style:style style:family="table-row" style:name="b81646c011df357ade2949910c48d506" style:display-name="b81646c011df357ade2949910c48d506">
      <style:table-row-properties fo:break-before="auto" style:row-height="869.26"/>
    </style:style>
    <style:style style:family="table-row" style:name="6cc980cd6a4d0ba658b3859842f3ffc5" style:display-name="6cc980cd6a4d0ba658b3859842f3ffc5">
      <style:table-row-properties fo:break-before="auto" style:row-height="869.26"/>
    </style:style>
    <style:style style:family="table-row" style:name="4bc4e3b895af3abf3e85c7196e727db7" style:display-name="4bc4e3b895af3abf3e85c7196e727db7">
      <style:table-row-properties fo:break-before="auto" style:row-height="869.26"/>
    </style:style>
    <style:style style:family="table-row" style:name="32f5712f4ab896cbe7766c00a75b9b3d" style:display-name="32f5712f4ab896cbe7766c00a75b9b3d">
      <style:table-row-properties fo:break-before="auto" style:row-height="869.26"/>
    </style:style>
    <style:style style:family="table-row" style:name="7f4ad223f00e534ec68aab47a868e653" style:display-name="7f4ad223f00e534ec68aab47a868e653">
      <style:table-row-properties fo:break-before="auto" style:row-height="869.26"/>
    </style:style>
    <style:style style:family="table-row" style:name="b1def547526f1270eb94638177f201d8" style:display-name="b1def547526f1270eb94638177f201d8">
      <style:table-row-properties fo:break-before="auto" style:row-height="869.26"/>
    </style:style>
    <style:style style:family="table-row" style:name="1dcae4a233d1170587c76170441a256e" style:display-name="1dcae4a233d1170587c76170441a256e">
      <style:table-row-properties fo:break-before="auto" style:row-height="869.26"/>
    </style:style>
    <style:style style:family="table-row" style:name="f193c19f68288c72be1c272180117288" style:display-name="f193c19f68288c72be1c272180117288">
      <style:table-row-properties fo:break-before="auto" style:row-height="869.26"/>
    </style:style>
    <style:style style:family="table-row" style:name="2e6fca49eb77d44744fbf01ab13b4d35" style:display-name="2e6fca49eb77d44744fbf01ab13b4d35">
      <style:table-row-properties fo:break-before="auto" style:row-height="869.26"/>
    </style:style>
    <style:style style:family="table-row" style:name="eb9944939dabce31378c594c032f86de" style:display-name="eb9944939dabce31378c594c032f86de">
      <style:table-row-properties fo:break-before="auto" style:row-height="869.26"/>
    </style:style>
    <style:style style:family="table-row" style:name="d15ac3c717231f9e1ef73e3644d14989" style:display-name="d15ac3c717231f9e1ef73e3644d14989">
      <style:table-row-properties fo:break-before="auto" style:row-height="869.26"/>
    </style:style>
    <style:style style:family="table-row" style:name="5dbe3598831b215b293ac2e1c3d0e6c7" style:display-name="5dbe3598831b215b293ac2e1c3d0e6c7">
      <style:table-row-properties fo:break-before="auto" style:row-height="869.26"/>
    </style:style>
    <style:style style:family="table-row" style:name="ec86d9539b22eac46da3211faf4717f9" style:display-name="ec86d9539b22eac46da3211faf4717f9">
      <style:table-row-properties fo:break-before="auto" style:row-height="869.26"/>
    </style:style>
    <style:style style:family="table-row" style:name="e5c12ed614f2761544934c80444c9222" style:display-name="e5c12ed614f2761544934c80444c9222">
      <style:table-row-properties fo:break-before="auto" style:row-height="869.26"/>
    </style:style>
    <style:style style:family="table-row" style:name="92cbec4fbdd472a0fdb44f2e4b9c91d3" style:display-name="92cbec4fbdd472a0fdb44f2e4b9c91d3">
      <style:table-row-properties fo:break-before="auto" style:row-height="869.26"/>
    </style:style>
    <style:style style:family="table-row" style:name="dd945e3eb2fe5c1f7291aaba7c469904" style:display-name="dd945e3eb2fe5c1f7291aaba7c469904">
      <style:table-row-properties fo:break-before="auto" style:row-height="869.26"/>
    </style:style>
    <style:style style:family="table-row" style:name="64a8b4487f8f71ea71f443d96c5845ef" style:display-name="64a8b4487f8f71ea71f443d96c5845ef">
      <style:table-row-properties fo:break-before="auto" style:row-height="869.26"/>
    </style:style>
    <style:style style:family="table-row" style:name="49fa7c973b0b95a2bebf13cbf2712e29" style:display-name="49fa7c973b0b95a2bebf13cbf2712e29">
      <style:table-row-properties fo:break-before="auto" style:row-height="869.26"/>
    </style:style>
    <style:style style:family="table-row" style:name="221a750fd947f6f552b57645cf65b8c8" style:display-name="221a750fd947f6f552b57645cf65b8c8">
      <style:table-row-properties fo:break-before="auto" style:row-height="869.26"/>
    </style:style>
    <style:style style:family="table-row" style:name="15eef695b8754a4fc62f627d6bff1f8c" style:display-name="15eef695b8754a4fc62f627d6bff1f8c">
      <style:table-row-properties fo:break-before="auto" style:row-height="869.26"/>
    </style:style>
    <style:style style:family="table-row" style:name="114b4c8b1c7958a351f4ad6140b2fd1f" style:display-name="114b4c8b1c7958a351f4ad6140b2fd1f">
      <style:table-row-properties fo:break-before="auto" style:row-height="869.26"/>
    </style:style>
    <style:style style:family="table-row" style:name="bcbec1bec0c665138f14ac6a076799d2" style:display-name="bcbec1bec0c665138f14ac6a076799d2">
      <style:table-row-properties fo:break-before="auto" style:row-height="869.26"/>
    </style:style>
    <style:style style:family="table-row" style:name="28e8c4565df95ea737d59bbad560270c" style:display-name="28e8c4565df95ea737d59bbad560270c">
      <style:table-row-properties fo:break-before="auto" style:row-height="869.26"/>
    </style:style>
    <style:style style:family="table-row" style:name="6bf757a2c46f59085813a29d74386977" style:display-name="6bf757a2c46f59085813a29d74386977">
      <style:table-row-properties fo:break-before="auto" style:row-height="869.26"/>
    </style:style>
    <style:style style:family="table-row" style:name="608cea7c5e805eba2adec9151e1d9711" style:display-name="608cea7c5e805eba2adec9151e1d9711">
      <style:table-row-properties fo:break-before="auto" style:row-height="869.26"/>
    </style:style>
    <style:style style:family="table-row" style:name="b8478657b76dd5a72134c46d2e5fab0a" style:display-name="b8478657b76dd5a72134c46d2e5fab0a">
      <style:table-row-properties fo:break-before="auto" style:row-height="869.26"/>
    </style:style>
    <style:style style:family="table-row" style:name="6e0f1903476bffec55b3a3081ac99303" style:display-name="6e0f1903476bffec55b3a3081ac99303">
      <style:table-row-properties fo:break-before="auto" style:row-height="869.26"/>
    </style:style>
    <style:style style:family="table-row" style:name="213a375443360a51633ab418d5864899" style:display-name="213a375443360a51633ab418d5864899">
      <style:table-row-properties fo:break-before="auto" style:row-height="869.26"/>
    </style:style>
    <style:style style:family="table-row" style:name="4e106fcec0047775854ce4b9581ec1a9" style:display-name="4e106fcec0047775854ce4b9581ec1a9">
      <style:table-row-properties fo:break-before="auto" style:row-height="869.26"/>
    </style:style>
    <style:style style:family="table-row" style:name="e4a25ea33fb34fed8b523ab562a35e9d" style:display-name="e4a25ea33fb34fed8b523ab562a35e9d">
      <style:table-row-properties fo:break-before="auto" style:row-height="869.26"/>
    </style:style>
    <style:style style:family="table-row" style:name="b004d30fe763f914c67f8bd345087717" style:display-name="b004d30fe763f914c67f8bd345087717">
      <style:table-row-properties fo:break-before="auto" style:row-height="869.26"/>
    </style:style>
    <style:style style:family="table-row" style:name="ccc86d905135ce1334e17ec6eb8941c3" style:display-name="ccc86d905135ce1334e17ec6eb8941c3">
      <style:table-row-properties fo:break-before="auto" style:row-height="869.26"/>
    </style:style>
    <style:style style:family="table-row" style:name="f97273af484c4d43eea5844a4ba7b0da" style:display-name="f97273af484c4d43eea5844a4ba7b0da">
      <style:table-row-properties fo:break-before="auto" style:row-height="869.26"/>
    </style:style>
    <style:style style:family="table-row" style:name="bf996199168f01937481a2b07b482a6b" style:display-name="bf996199168f01937481a2b07b482a6b">
      <style:table-row-properties fo:break-before="auto" style:row-height="869.26"/>
    </style:style>
    <style:style style:family="table-row" style:name="3bb1810152db0fe502301c7fac4dbd70" style:display-name="3bb1810152db0fe502301c7fac4dbd70">
      <style:table-row-properties fo:break-before="auto" style:row-height="869.26"/>
    </style:style>
    <style:style style:family="table-row" style:name="4b4fd77114a8f84834d4bdecd9fafe03" style:display-name="4b4fd77114a8f84834d4bdecd9fafe03">
      <style:table-row-properties fo:break-before="auto" style:row-height="869.26"/>
    </style:style>
    <style:style style:family="table-row" style:name="a3c121ba36816dc245e9562233bce16a" style:display-name="a3c121ba36816dc245e9562233bce16a">
      <style:table-row-properties fo:break-before="auto" style:row-height="869.26"/>
    </style:style>
    <style:style style:family="table-row" style:name="88293aae791233a9b8fd4a4681df304d" style:display-name="88293aae791233a9b8fd4a4681df304d">
      <style:table-row-properties fo:break-before="auto" style:row-height="869.26"/>
    </style:style>
    <style:style style:family="table-row" style:name="0846ec2b640e8d5cf92c63610ec9d021" style:display-name="0846ec2b640e8d5cf92c63610ec9d021">
      <style:table-row-properties fo:break-before="auto" style:row-height="869.26"/>
    </style:style>
    <style:style style:family="table-row" style:name="75e11637c4267fdafb2880fd114ca5a5" style:display-name="75e11637c4267fdafb2880fd114ca5a5">
      <style:table-row-properties fo:break-before="auto" style:row-height="869.26"/>
    </style:style>
    <style:style style:family="table-row" style:name="f9229305b58cc76c81281de4a3d5bdbd" style:display-name="f9229305b58cc76c81281de4a3d5bdbd">
      <style:table-row-properties fo:break-before="auto" style:row-height="869.26"/>
    </style:style>
    <style:style style:family="table-row" style:name="6f92ffb28f13a0bdf5d892118e2583ee" style:display-name="6f92ffb28f13a0bdf5d892118e2583ee">
      <style:table-row-properties fo:break-before="auto" style:row-height="869.26"/>
    </style:style>
    <style:style style:family="table-row" style:name="19542cc57dd78f5cf5d26162018712db" style:display-name="19542cc57dd78f5cf5d26162018712db">
      <style:table-row-properties fo:break-before="auto" style:row-height="869.26"/>
    </style:style>
    <style:style style:family="table-row" style:name="d10b631e31edee213f93dff891587401" style:display-name="d10b631e31edee213f93dff891587401">
      <style:table-row-properties fo:break-before="auto" style:row-height="869.26"/>
    </style:style>
    <style:style style:family="table-row" style:name="3fd25d694ef60b62ca40ef9fd6c4b6f8" style:display-name="3fd25d694ef60b62ca40ef9fd6c4b6f8">
      <style:table-row-properties fo:break-before="auto" style:row-height="869.26"/>
    </style:style>
    <style:style style:family="table-row" style:name="d55b2afc22a3e1793315ee498b0e85a7" style:display-name="d55b2afc22a3e1793315ee498b0e85a7">
      <style:table-row-properties fo:break-before="auto" style:row-height="869.26"/>
    </style:style>
    <style:style style:family="table-row" style:name="24698d10cbd4198826b99b594427523f" style:display-name="24698d10cbd4198826b99b594427523f">
      <style:table-row-properties fo:break-before="auto" style:row-height="869.26"/>
    </style:style>
    <style:style style:family="table-row" style:name="e73494d0e5e72bdc0dd92c6c1b98f1a1" style:display-name="e73494d0e5e72bdc0dd92c6c1b98f1a1">
      <style:table-row-properties fo:break-before="auto" style:row-height="869.26"/>
    </style:style>
    <style:style style:family="table-row" style:name="084ddf2e12e786fbce89ab9b22852eb4" style:display-name="084ddf2e12e786fbce89ab9b22852eb4">
      <style:table-row-properties fo:break-before="auto" style:row-height="869.26"/>
    </style:style>
    <style:style style:family="table-row" style:name="c20fe278139394cfd77b8493c48eea96" style:display-name="c20fe278139394cfd77b8493c48eea96">
      <style:table-row-properties fo:break-before="auto" style:row-height="869.26"/>
    </style:style>
    <style:style style:family="table-row" style:name="969704acae6b419e7b8b6a3a5163f5b1" style:display-name="969704acae6b419e7b8b6a3a5163f5b1">
      <style:table-row-properties fo:break-before="auto" style:row-height="869.26"/>
    </style:style>
    <style:style style:family="table-row" style:name="215d0393fb1d8fce301cd20f1e13270e" style:display-name="215d0393fb1d8fce301cd20f1e13270e">
      <style:table-row-properties fo:break-before="auto" style:row-height="869.26"/>
    </style:style>
    <style:style style:family="table-row" style:name="a1515b51f44c689522ec43a94e1c6b4f" style:display-name="a1515b51f44c689522ec43a94e1c6b4f">
      <style:table-row-properties fo:break-before="auto" style:row-height="869.26"/>
    </style:style>
    <style:style style:family="table-row" style:name="1e0818f2773bafc0c0731bbf0f59cd41" style:display-name="1e0818f2773bafc0c0731bbf0f59cd41">
      <style:table-row-properties fo:break-before="auto" style:row-height="869.26"/>
    </style:style>
    <style:style style:family="table-row" style:name="b9a92508a833440cb430d7a298b60bae" style:display-name="b9a92508a833440cb430d7a298b60bae">
      <style:table-row-properties fo:break-before="auto" style:row-height="869.26"/>
    </style:style>
    <style:style style:family="table-row" style:name="d6684826940f29bf78ee69ad2ac1bd80" style:display-name="d6684826940f29bf78ee69ad2ac1bd80">
      <style:table-row-properties fo:break-before="auto" style:row-height="869.26"/>
    </style:style>
    <style:style style:family="table-row" style:name="102c7eda1d9c59f712eb480218fd5ab2" style:display-name="102c7eda1d9c59f712eb480218fd5ab2">
      <style:table-row-properties fo:break-before="auto" style:row-height="869.26"/>
    </style:style>
    <style:style style:family="table-row" style:name="fe860035320eb4d36d0ca52ade087441" style:display-name="fe860035320eb4d36d0ca52ade087441">
      <style:table-row-properties fo:break-before="auto" style:row-height="869.26"/>
    </style:style>
    <style:style style:family="table-row" style:name="bc4296e613d6740f929ce99e198aec89" style:display-name="bc4296e613d6740f929ce99e198aec89">
      <style:table-row-properties fo:break-before="auto" style:row-height="869.26"/>
    </style:style>
    <style:style style:family="table-row" style:name="3a845c1c72a835eda603853b49ecbfc9" style:display-name="3a845c1c72a835eda603853b49ecbfc9">
      <style:table-row-properties fo:break-before="auto" style:row-height="869.26"/>
    </style:style>
    <style:style style:family="table-row" style:name="ba8025f4b09384861b81e6a0b69572b3" style:display-name="ba8025f4b09384861b81e6a0b69572b3">
      <style:table-row-properties fo:break-before="auto" style:row-height="869.26"/>
    </style:style>
    <style:style style:family="table-row" style:name="0c6f2f76cb74f1d4f9e9b93d1b376eff" style:display-name="0c6f2f76cb74f1d4f9e9b93d1b376eff">
      <style:table-row-properties fo:break-before="auto" style:row-height="869.26"/>
    </style:style>
    <style:style style:family="table-row" style:name="323bfa4e6b4dd9c96fb940a807e7f20a" style:display-name="323bfa4e6b4dd9c96fb940a807e7f20a">
      <style:table-row-properties fo:break-before="auto" style:row-height="869.26"/>
    </style:style>
    <style:style style:family="table-row" style:name="2a9aead60b0b747c63ac1f8fa6ef9a3d" style:display-name="2a9aead60b0b747c63ac1f8fa6ef9a3d">
      <style:table-row-properties fo:break-before="auto" style:row-height="869.26"/>
    </style:style>
    <style:style style:family="table-row" style:name="2ca7173398b8a109c5fdd94161345b3e" style:display-name="2ca7173398b8a109c5fdd94161345b3e">
      <style:table-row-properties fo:break-before="auto" style:row-height="869.26"/>
    </style:style>
    <style:style style:family="table-row" style:name="47750d7a23a4a11639e82f190119a069" style:display-name="47750d7a23a4a11639e82f190119a069">
      <style:table-row-properties fo:break-before="auto" style:row-height="869.26"/>
    </style:style>
    <style:style style:family="table-row" style:name="d15ade5be7436c93a2b5effcf16786cb" style:display-name="d15ade5be7436c93a2b5effcf16786cb">
      <style:table-row-properties fo:break-before="auto" style:row-height="869.26"/>
    </style:style>
    <style:style style:family="table-row" style:name="16374be2883211836c543e658007466e" style:display-name="16374be2883211836c543e658007466e">
      <style:table-row-properties fo:break-before="auto" style:row-height="869.26"/>
    </style:style>
    <style:style style:family="table-row" style:name="796f9de8441430a4db9468c5f04df6a6" style:display-name="796f9de8441430a4db9468c5f04df6a6">
      <style:table-row-properties fo:break-before="auto" style:row-height="869.26"/>
    </style:style>
    <style:style style:family="table-row" style:name="57c17dbba8eb586a2b672c70a6827da6" style:display-name="57c17dbba8eb586a2b672c70a6827da6">
      <style:table-row-properties fo:break-before="auto" style:row-height="869.26"/>
    </style:style>
    <style:style style:family="table-row" style:name="2ae8faeaa404db03e899c9b5bc897459" style:display-name="2ae8faeaa404db03e899c9b5bc897459">
      <style:table-row-properties fo:break-before="auto" style:row-height="869.26"/>
    </style:style>
    <style:style style:family="table-row" style:name="ab2b3e3d3ecfcb2344982a902ca5e483" style:display-name="ab2b3e3d3ecfcb2344982a902ca5e483">
      <style:table-row-properties fo:break-before="auto" style:row-height="869.26"/>
    </style:style>
    <style:style style:family="table-row" style:name="94499d937b6c5969184d8bf1eefdb023" style:display-name="94499d937b6c5969184d8bf1eefdb023">
      <style:table-row-properties fo:break-before="auto" style:row-height="869.26"/>
    </style:style>
    <style:style style:family="table-row" style:name="99b2dd3d1eaaf15c2af80d62816d4cc1" style:display-name="99b2dd3d1eaaf15c2af80d62816d4cc1">
      <style:table-row-properties fo:break-before="auto" style:row-height="869.26"/>
    </style:style>
    <style:style style:family="table-row" style:name="cd2c2094ee12204644e105ef2595ffbb" style:display-name="cd2c2094ee12204644e105ef2595ffbb">
      <style:table-row-properties fo:break-before="auto" style:row-height="869.26"/>
    </style:style>
    <style:style style:family="table-row" style:name="50f0eba8ef44f900306ee57c8a616c0e" style:display-name="50f0eba8ef44f900306ee57c8a616c0e">
      <style:table-row-properties fo:break-before="auto" style:row-height="869.26"/>
    </style:style>
    <style:style style:family="table-row" style:name="c70168b46135a5165e4e8fbacbb56731" style:display-name="c70168b46135a5165e4e8fbacbb56731">
      <style:table-row-properties fo:break-before="auto" style:row-height="869.26"/>
    </style:style>
    <style:style style:family="table-row" style:name="9474dafab576ee2afcc04b6fbd5569e9" style:display-name="9474dafab576ee2afcc04b6fbd5569e9">
      <style:table-row-properties fo:break-before="auto" style:row-height="869.26"/>
    </style:style>
    <style:style style:family="table-row" style:name="5e20cc9332ce06e740bce95a6e2a0e87" style:display-name="5e20cc9332ce06e740bce95a6e2a0e87">
      <style:table-row-properties fo:break-before="auto" style:row-height="869.26"/>
    </style:style>
    <style:style style:family="table-row" style:name="4803846eac2911a18f7177a7f6ed6123" style:display-name="4803846eac2911a18f7177a7f6ed6123">
      <style:table-row-properties fo:break-before="auto" style:row-height="544.88"/>
    </style:style>
    <style:style style:family="table-row" style:name="61b34902b7acd735844e771f42a05c95" style:display-name="61b34902b7acd735844e771f42a05c95">
      <style:table-row-properties fo:break-before="auto" style:row-height="544.88"/>
    </style:style>
  </office:automatic-styles>
  <office:body>
    <office:spreadsheet>
      <table:table table:name="Лист1">
        <table:table-column table:style-name="d7f9352a98c36cc2327f226e239379c1" table:default-cell-style-name="ce20"/>
        <table:table-column table:style-name="8a6ca5d8c6cf3e596abec439748bcd21" table:default-cell-style-name="ce20"/>
        <table:table-column table:style-name="b39d64bbb0d70591950b119794472223" table:default-cell-style-name="None"/>
        <table:table-column table:style-name="d5c758f74182182aabc4529c3185a92b" table:default-cell-style-name="ce20"/>
        <table:table-column table:style-name="d1924acaac32d377b8c21bc7de52fc9d" table:number-columns-repeated="31" table:default-cell-style-name="ce67"/>
        <table:table-column table:style-name="5b8c7600854e52b2876705af7de85af4" table:default-cell-style-name="ce20"/>
        <table:table-column table:style-name="5220defdd25aa01edcd6065d15433f5a" table:default-cell-style-name="None"/>
        <table:table-column table:style-name="874d885f9f13518e269337c705332295" table:number-columns-repeated="987" table:default-cell-style-name="None"/>
        <table:table-row table:style-name="957b2ff8e7743f48880e90622b35fe13">
          <table:table-cell table:style-name="ce1" table:number-columns-spanned="36" office:value="None" office:value-type="string">
            <text:p><text:span text:style-name="ce1">ЗАО "ИНФОЦЕНТР +"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4f193866abc4b0469acf59d39966cac0">
          <table:table-cell table:style-name="ce2" table:number-columns-spanned="36" office:value="None" office:value-type="string">
            <text:p><text:span text:style-name="ce2">наименование организации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8ea220da6387482f07eb319fdcd3d742">
          <table:table-cell table:style-name="ce2" office:value="None" office:value-type="string"/>
          <table:covered-table-cell table:style-name="ce2" table:number-columns-repeated="2"/>
          <table:table-cell table:style-name="ce41" office:value="None" office:value-type="string"/>
          <table:table-cell table:style-name="ce54" office:value="None" office:value-type="string"/>
          <table:covered-table-cell table:style-name="ce54" table:number-columns-repeated="30"/>
          <table:table-cell table:style-name="ce2" office:value="None" office:value-type="string"/>
          <table:table-cell table:style-name="ce25" office:value="None" office:value-type="string"/>
        </table:table-row>
        <table:table-row table:style-name="1c56aa1992cbf9b90eb46d95f39abf08">
          <table:table-cell table:style-name="ce3" table:number-columns-spanned="36" office:value="None" office:value-type="string">
            <text:p><text:span text:style-name="ce3">Рудоуправление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258337ac3a488db9c79faa1eed10fd6f">
          <table:table-cell table:style-name="ce2" table:number-columns-spanned="36" office:value="None" office:value-type="string">
            <text:p><text:span text:style-name="ce2">наименование структурного подразделения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bc90cf29085e8ba998961fd56a5b85a4">
          <table:table-cell table:style-name="ce2" office:value="None" office:value-type="string"/>
          <table:covered-table-cell table:style-name="ce2" table:number-columns-repeated="2"/>
          <table:table-cell table:style-name="ce41" office:value="None" office:value-type="string"/>
          <table:table-cell table:style-name="ce54" office:value="None" office:value-type="string"/>
          <table:covered-table-cell table:style-name="ce54" table:number-columns-repeated="30"/>
          <table:table-cell table:style-name="ce2" office:value="None" office:value-type="string"/>
          <table:table-cell table:style-name="ce25" office:value="None" office:value-type="string"/>
        </table:table-row>
        <table:table-row table:style-name="b2d9a0dca5587ff14294bdd6b33b1007">
          <table:table-cell table:style-name="ce2" office:value="None" office:value-type="string"/>
          <table:covered-table-cell table:style-name="ce2" table:number-columns-repeated="2"/>
          <table:table-cell table:style-name="ce41" office:value="None" office:value-type="string"/>
          <table:table-cell table:style-name="ce54" office:value="None" office:value-type="string"/>
          <table:covered-table-cell table:style-name="ce54" table:number-columns-repeated="30"/>
          <table:table-cell table:style-name="ce2" office:value="None" office:value-type="string"/>
          <table:table-cell table:style-name="ce25" office:value="None" office:value-type="string"/>
        </table:table-row>
        <table:table-row table:style-name="73b090b28ace68ff5e7a329e5125e1e2">
          <table:table-cell table:style-name="ce4" table:number-columns-spanned="36" office:value="None" office:value-type="string">
            <text:p><text:span text:style-name="ce4">Табель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c5ac4428ea413f8068f989b713d8b8e5">
          <table:table-cell table:style-name="ce5" table:number-columns-spanned="36" office:value="None" office:value-type="string">
            <text:p><text:span text:style-name="ce5">Учёта выдачи талонов на молоко на Сентябрь 2005</text:span></text:p>
          </table:table-cell>
          <table:covered-table-cell table:number-columns-repeated="35"/>
          <table:table-cell table:style-name="ce25" office:value="None" office:value-type="string"/>
        </table:table-row>
        <table:table-row table:style-name="4aaed53126a4b20ced697f2f0505c9e9">
          <table:table-cell table:style-name="ce6" table:number-columns-spanned="256" office:value="None" office:value-type="string">
            <text:p><text:span text:style-name="ce6">на ноябрь 2003 г.</text:span></text:p>
          </table:table-cell>
          <table:covered-table-cell table:number-columns-repeated="255"/>
          <table:table-cell table:style-name="ce23" office:value="None" office:value-type="string"/>
        </table:table-row>
        <table:table-row table:style-name="17a938af332c783d637d18146c9d4d25">
          <table:table-cell table:style-name="ce7" office:value="None" office:value-type="string"/>
          <table:table-cell table:style-name="ce24" office:value="None" office:value-type="string">
            <text:p><text:span text:style-name="ce24">Получено талонов</text:span></text:p>
          </table:table-cell>
          <table:table-cell table:style-name="ce33" office:value="None" office:value-type="string"/>
          <table:table-cell table:style-name="ce42" office:value="None" office:value-type="string"/>
          <table:table-cell table:style-name="ce55" office:value="None" office:value-type="string"/>
          <table:table-cell table:style-name="ce68" table:number-columns-spanned="7" office:value="None" office:value-type="string">
            <text:p><text:span text:style-name="ce68">Начальник подразделения____________________________________</text:span></text:p>
          </table:table-cell>
          <table:covered-table-cell table:style-name="ce55" table:number-columns-repeated="6"/>
          <table:table-cell table:style-name="ce55" office:value="None" office:value-type="string"/>
          <table:covered-table-cell table:style-name="ce55" table:number-columns-repeated="22"/>
          <table:table-cell table:style-name="ce23" office:value="None" office:value-type="string"/>
        </table:table-row>
        <table:table-row table:style-name="014bd156171e162ab0f83b8685aa6410">
          <table:table-cell table:style-name="ce7" office:value="None" office:value-type="string"/>
          <table:table-cell table:style-name="ce24" office:value="None" office:value-type="string">
            <text:p><text:span text:style-name="ce24">Выдано талонов</text:span></text:p>
          </table:table-cell>
          <table:table-cell table:style-name="ce34" office:value="0" office:value-type="float">
            <text:p><text:span text:style-name="ce34">0</text:span></text:p>
          </table:table-cell>
          <table:table-cell table:style-name="ce42" office:value="None" office:value-type="string"/>
          <table:table-cell table:style-name="ce55" office:value="None" office:value-type="string"/>
          <table:table-cell table:style-name="ce69" office:value="None" office:value-type="string"/>
          <table:covered-table-cell table:style-name="ce69" table:number-columns-repeated="6"/>
          <table:table-cell table:style-name="ce55" office:value="None" office:value-type="string"/>
          <table:covered-table-cell table:style-name="ce55" table:number-columns-repeated="22"/>
          <table:table-cell table:style-name="ce23" office:value="None" office:value-type="string"/>
        </table:table-row>
        <table:table-row table:style-name="f0932164e5d125a1c34971be21914d84">
          <table:table-cell table:style-name="ce8" office:value="None" office:value-type="string"/>
          <table:table-cell table:style-name="ce24" office:value="None" office:value-type="string">
            <text:p><text:span text:style-name="ce24">Остаток</text:span></text:p>
          </table:table-cell>
          <table:table-cell table:style-name="ce33" office:value="0" office:value-type="float">
            <text:p><text:span text:style-name="ce33">0</text:span></text:p>
          </table:table-cell>
          <table:table-cell table:style-name="ce42" office:value="None" office:value-type="string"/>
          <table:table-cell table:style-name="ce56" office:value="None" office:value-type="string"/>
          <table:table-cell table:style-name="ce70" table:number-columns-spanned="7" office:value="None" office:value-type="string">
            <text:p><text:span text:style-name="ce70">Бухгалтер_____________________</text:span></text:p>
          </table:table-cell>
          <table:covered-table-cell table:style-name="ce56" table:number-columns-repeated="6"/>
          <table:table-cell table:style-name="ce56" office:value="None" office:value-type="string"/>
          <table:covered-table-cell table:style-name="ce56" table:number-columns-repeated="22"/>
          <table:table-cell table:style-name="ce7" office:value="None" office:value-type="string"/>
          <table:covered-table-cell table:style-name="ce7" table:number-columns-repeated="1"/>
          <table:table-cell table:style-name="ce25" office:value="None" office:value-type="string"/>
        </table:table-row>
        <table:table-row table:style-name="2c3ee7492f827ae0541916f2af30c167">
          <table:table-cell table:style-name="ce9" office:value="None" office:value-type="string"/>
          <table:table-cell table:style-name="ce25" office:value="None" office:value-type="string"/>
          <table:covered-table-cell table:style-name="ce25" table:number-columns-repeated="1"/>
          <table:table-cell table:style-name="ce42" office:value="None" office:value-type="string"/>
          <table:table-cell table:style-name="ce57" office:value="None" office:value-type="string"/>
          <table:covered-table-cell table:style-name="ce57" table:number-columns-repeated="30"/>
          <table:table-cell table:style-name="ce25" office:value="None" office:value-type="string"/>
        </table:table-row>
        <table:table-row table:style-name="b6c735ddc7acf5372b5f079255f79773">
          <table:table-cell table:number-rows-spanned="4" table:style-name="ce10" office:value="None" office:value-type="string">
            <text:p><text:span text:style-name="ce10">№ п/п</text:span></text:p>
          </table:table-cell>
          <table:table-cell table:number-rows-spanned="4" table:style-name="ce26" office:value="None" office:value-type="string">
            <text:p><text:span text:style-name="ce26">Фамилия, инициалы, профессия (должность)</text:span></text:p>
          </table:table-cell>
          <table:table-cell table:number-rows-spanned="4" table:style-name="ce35" office:value="None" office:value-type="string">
            <text:p><text:span text:style-name="ce35">Табель-ный номер</text:span></text:p>
          </table:table-cell>
          <table:table-cell table:style-name="ce43" table:number-columns-spanned="33" office:value="None" office:value-type="string">
            <text:p><text:span text:style-name="ce43">Числа месяца</text:span></text:p>
          </table:table-cell>
          <table:covered-table-cell table:style-name="ce35" table:number-columns-repeated="32"/>
          <table:table-cell table:style-name="ce85" office:value="None" office:value-type="string"/>
          <table:table-cell table:style-name="ce25" office:value="None" office:value-type="string"/>
        </table:table-row>
        <table:table-row table:style-name="f631bbf3d0cdb0618fe6d0224bf7cd3e">
          <table:covered-table-cell table:number-columns-repeated="3"/>
          <table:table-cell table:number-rows-spanned="3" table:style-name="ce44" office:value="None" office:value-type="string"/>
          <table:table-cell table:number-rows-spanned="3" table:style-name="ce59" office:value="1" office:value-type="float">
            <text:p><text:span text:style-name="ce59">1</text:span></text:p>
          </table:table-cell>
          <table:table-cell table:number-rows-spanned="3" table:style-name="ce59" office:value="2" office:value-type="float">
            <text:p><text:span text:style-name="ce59">2</text:span></text:p>
          </table:table-cell>
          <table:table-cell table:number-rows-spanned="3" table:style-name="ce59" office:value="3" office:value-type="float">
            <text:p><text:span text:style-name="ce59">3</text:span></text:p>
          </table:table-cell>
          <table:table-cell table:number-rows-spanned="3" table:style-name="ce59" office:value="4" office:value-type="float">
            <text:p><text:span text:style-name="ce59">4</text:span></text:p>
          </table:table-cell>
          <table:table-cell table:number-rows-spanned="3" table:style-name="ce59" office:value="5" office:value-type="float">
            <text:p><text:span text:style-name="ce59">5</text:span></text:p>
          </table:table-cell>
          <table:table-cell table:number-rows-spanned="3" table:style-name="ce59" office:value="6" office:value-type="float">
            <text:p><text:span text:style-name="ce59">6</text:span></text:p>
          </table:table-cell>
          <table:table-cell table:number-rows-spanned="3" table:style-name="ce59" office:value="7" office:value-type="float">
            <text:p><text:span text:style-name="ce59">7</text:span></text:p>
          </table:table-cell>
          <table:table-cell table:number-rows-spanned="3" table:style-name="ce59" office:value="8" office:value-type="float">
            <text:p><text:span text:style-name="ce59">8</text:span></text:p>
          </table:table-cell>
          <table:table-cell table:number-rows-spanned="3" table:style-name="ce59" office:value="9" office:value-type="float">
            <text:p><text:span text:style-name="ce59">9</text:span></text:p>
          </table:table-cell>
          <table:table-cell table:number-rows-spanned="3" table:style-name="ce59" office:value="10" office:value-type="float">
            <text:p><text:span text:style-name="ce59">10</text:span></text:p>
          </table:table-cell>
          <table:table-cell table:number-rows-spanned="3" table:style-name="ce59" office:value="11" office:value-type="float">
            <text:p><text:span text:style-name="ce59">11</text:span></text:p>
          </table:table-cell>
          <table:table-cell table:number-rows-spanned="3" table:style-name="ce74" office:value="12" office:value-type="float">
            <text:p><text:span text:style-name="ce74">12</text:span></text:p>
          </table:table-cell>
          <table:table-cell table:number-rows-spanned="3" table:style-name="ce59" office:value="13" office:value-type="float">
            <text:p><text:span text:style-name="ce59">13</text:span></text:p>
          </table:table-cell>
          <table:table-cell table:number-rows-spanned="3" table:style-name="ce59" office:value="14" office:value-type="float">
            <text:p><text:span text:style-name="ce59">14</text:span></text:p>
          </table:table-cell>
          <table:table-cell table:number-rows-spanned="3" table:style-name="ce59" office:value="15" office:value-type="float">
            <text:p><text:span text:style-name="ce59">15</text:span></text:p>
          </table:table-cell>
          <table:table-cell table:number-rows-spanned="3" table:style-name="ce59" office:value="16" office:value-type="float">
            <text:p><text:span text:style-name="ce59">16</text:span></text:p>
          </table:table-cell>
          <table:table-cell table:number-rows-spanned="3" table:style-name="ce59" office:value="17" office:value-type="float">
            <text:p><text:span text:style-name="ce59">17</text:span></text:p>
          </table:table-cell>
          <table:table-cell table:number-rows-spanned="3" table:style-name="ce59" office:value="18" office:value-type="float">
            <text:p><text:span text:style-name="ce59">18</text:span></text:p>
          </table:table-cell>
          <table:table-cell table:number-rows-spanned="3" table:style-name="ce59" office:value="19" office:value-type="float">
            <text:p><text:span text:style-name="ce59">19</text:span></text:p>
          </table:table-cell>
          <table:table-cell table:number-rows-spanned="3" table:style-name="ce59" office:value="20" office:value-type="float">
            <text:p><text:span text:style-name="ce59">20</text:span></text:p>
          </table:table-cell>
          <table:table-cell table:number-rows-spanned="3" table:style-name="ce59" office:value="21" office:value-type="float">
            <text:p><text:span text:style-name="ce59">21</text:span></text:p>
          </table:table-cell>
          <table:table-cell table:number-rows-spanned="3" table:style-name="ce59" office:value="22" office:value-type="float">
            <text:p><text:span text:style-name="ce59">22</text:span></text:p>
          </table:table-cell>
          <table:table-cell table:number-rows-spanned="3" table:style-name="ce59" office:value="23" office:value-type="float">
            <text:p><text:span text:style-name="ce59">23</text:span></text:p>
          </table:table-cell>
          <table:table-cell table:number-rows-spanned="3" table:style-name="ce59" office:value="24" office:value-type="float">
            <text:p><text:span text:style-name="ce59">24</text:span></text:p>
          </table:table-cell>
          <table:table-cell table:number-rows-spanned="3" table:style-name="ce59" office:value="25" office:value-type="float">
            <text:p><text:span text:style-name="ce59">25</text:span></text:p>
          </table:table-cell>
          <table:table-cell table:number-rows-spanned="3" table:style-name="ce59" office:value="26" office:value-type="float">
            <text:p><text:span text:style-name="ce59">26</text:span></text:p>
          </table:table-cell>
          <table:table-cell table:number-rows-spanned="3" table:style-name="ce59" office:value="27" office:value-type="float">
            <text:p><text:span text:style-name="ce59">27</text:span></text:p>
          </table:table-cell>
          <table:table-cell table:number-rows-spanned="3" table:style-name="ce59" office:value="28" office:value-type="float">
            <text:p><text:span text:style-name="ce59">28</text:span></text:p>
          </table:table-cell>
          <table:table-cell table:number-rows-spanned="3" table:style-name="ce59" office:value="29" office:value-type="float">
            <text:p><text:span text:style-name="ce59">29</text:span></text:p>
          </table:table-cell>
          <table:table-cell table:number-rows-spanned="3" table:style-name="ce59" office:value="30" office:value-type="float">
            <text:p><text:span text:style-name="ce59">30</text:span></text:p>
          </table:table-cell>
          <table:table-cell table:number-rows-spanned="3" table:style-name="ce76" office:value="31" office:value-type="float">
            <text:p><text:span text:style-name="ce76">31</text:span></text:p>
          </table:table-cell>
          <table:table-cell table:number-rows-spanned="3" table:style-name="ce80" office:value="None" office:value-type="string">
            <text:p><text:span text:style-name="ce80">Итого талонов за месяц</text:span></text:p>
          </table:table-cell>
          <table:table-cell table:style-name="ce85" office:value="None" office:value-type="string"/>
          <table:table-cell table:style-name="ce25" office:value="None" office:value-type="string"/>
        </table:table-row>
        <table:table-row table:style-name="334bebe84185d4734641e9782ff0192c">
          <table:covered-table-cell table:number-columns-repeated="36"/>
          <table:table-cell table:style-name="ce85" office:value="None" office:value-type="string"/>
          <table:table-cell table:style-name="ce25" office:value="None" office:value-type="string"/>
        </table:table-row>
        <table:table-row table:style-name="9e01cd22d2d992b15c40345ae26fa6ee">
          <table:covered-table-cell table:number-columns-repeated="36"/>
          <table:table-cell table:style-name="ce85" office:value="None" office:value-type="string"/>
          <table:table-cell table:style-name="ce25" office:value="None" office:value-type="string"/>
        </table:table-row>
        <table:table-row table:style-name="0179d46061e9c88f146350ff9738cff4">
          <table:table-cell table:number-rows-spanned="3" table:style-name="ce13" office:value="None" office:value-type="string"/>
          <table:table-cell table:number-rows-spanned="3" table:style-name="ce29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33994c7b7473567e43e3d131cce3fd1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23a7277081ffac95d6740f65e1ddf88">
          <table:covered-table-cell table:number-columns-repeated="3"/>
          <table:table-cell table:style-name="ce49" office:value="None" office:value-type="string"/>
          <table:table-cell table:style-name="ce64" office:value="None" office:value-type="string"/>
          <table:covered-table-cell table:style-name="ce64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fbeeb59d1fa2845ebbae573a78d1269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5bd8570344377ce03918c976feb707b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763acda7c864441f5835eaa0a09a38a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89783d19a952695d75bd11d5f95526c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50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5960b31f2896fdcc3c08e5a77b29b6f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d91ed77d3c21ad074430c962ea38772">
          <table:covered-table-cell table:number-columns-repeated="3"/>
          <table:table-cell table:style-name="ce48" office:value="None" office:value-type="string"/>
          <table:table-cell table:style-name="ce64" office:value="None" office:value-type="string"/>
          <table:covered-table-cell table:style-name="ce64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f59a90367b4c4fc2fcc9ef72c7065a00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d14d2284e41b4ad5824cfc785adf490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ab765ee4f4ffeaec59641770293f56d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fc5a0b34bd447f9200e78db83b122aa">
          <table:table-cell table:number-rows-spanned="3" table:style-name="ce17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50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b9b3d04ef50e89f0937599469b8067a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a11d8711faf56553ed11da9fe089f4f">
          <table:covered-table-cell table:number-columns-repeated="3"/>
          <table:table-cell table:style-name="ce49" office:value="None" office:value-type="string"/>
          <table:table-cell table:style-name="ce64" office:value="None" office:value-type="string"/>
          <table:covered-table-cell table:style-name="ce64" table:number-columns-repeated="29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5e035025585920f1d7d5a3c0a0b20db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8fea115ef2170cca561e48754b546842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81646c011df357ade2949910c48d506">
          <table:covered-table-cell table:number-columns-repeated="3"/>
          <table:table-cell table:style-name="ce49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cc980cd6a4d0ba658b3859842f3ffc5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bc4e3b895af3abf3e85c7196e727db7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2f5712f4ab896cbe7766c00a75b9b3d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7f4ad223f00e534ec68aab47a868e653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1def547526f1270eb94638177f201d8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dcae4a233d1170587c76170441a256e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f193c19f68288c72be1c272180117288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e6fca49eb77d44744fbf01ab13b4d35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b9944939dabce31378c594c032f86de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15ac3c717231f9e1ef73e3644d14989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5dbe3598831b215b293ac2e1c3d0e6c7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c86d9539b22eac46da3211faf4717f9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5c12ed614f2761544934c80444c9222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2cbec4fbdd472a0fdb44f2e4b9c91d3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d945e3eb2fe5c1f7291aaba7c469904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4a8b4487f8f71ea71f443d96c5845ef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9fa7c973b0b95a2bebf13cbf2712e29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21a750fd947f6f552b57645cf65b8c8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5eef695b8754a4fc62f627d6bff1f8c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14b4c8b1c7958a351f4ad6140b2fd1f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cbec1bec0c665138f14ac6a076799d2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8e8c4565df95ea737d59bbad560270c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bf757a2c46f59085813a29d74386977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08cea7c5e805eba2adec9151e1d9711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8478657b76dd5a72134c46d2e5fab0a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e0f1903476bffec55b3a3081ac99303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13a375443360a51633ab418d5864899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e106fcec0047775854ce4b9581ec1a9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4a25ea33fb34fed8b523ab562a35e9d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004d30fe763f914c67f8bd345087717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ccc86d905135ce1334e17ec6eb8941c3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f97273af484c4d43eea5844a4ba7b0da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f996199168f01937481a2b07b482a6b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bb1810152db0fe502301c7fac4dbd70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b4fd77114a8f84834d4bdecd9fafe03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3c121ba36816dc245e9562233bce16a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88293aae791233a9b8fd4a4681df304d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0846ec2b640e8d5cf92c63610ec9d021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75e11637c4267fdafb2880fd114ca5a5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f9229305b58cc76c81281de4a3d5bdbd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6f92ffb28f13a0bdf5d892118e2583ee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9542cc57dd78f5cf5d26162018712db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10b631e31edee213f93dff891587401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fd25d694ef60b62ca40ef9fd6c4b6f8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55b2afc22a3e1793315ee498b0e85a7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4698d10cbd4198826b99b594427523f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e73494d0e5e72bdc0dd92c6c1b98f1a1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084ddf2e12e786fbce89ab9b22852eb4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c20fe278139394cfd77b8493c48eea96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69704acae6b419e7b8b6a3a5163f5b1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15d0393fb1d8fce301cd20f1e13270e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1515b51f44c689522ec43a94e1c6b4f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e0818f2773bafc0c0731bbf0f59cd41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9a92508a833440cb430d7a298b60bae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6684826940f29bf78ee69ad2ac1bd80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02c7eda1d9c59f712eb480218fd5ab2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fe860035320eb4d36d0ca52ade087441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c4296e613d6740f929ce99e198aec89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a845c1c72a835eda603853b49ecbfc9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ba8025f4b09384861b81e6a0b69572b3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0c6f2f76cb74f1d4f9e9b93d1b376eff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323bfa4e6b4dd9c96fb940a807e7f20a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a9aead60b0b747c63ac1f8fa6ef9a3d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ca7173398b8a109c5fdd94161345b3e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7750d7a23a4a11639e82f190119a069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d15ade5be7436c93a2b5effcf16786cb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16374be2883211836c543e658007466e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796f9de8441430a4db9468c5f04df6a6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57c17dbba8eb586a2b672c70a6827da6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2ae8faeaa404db03e899c9b5bc897459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ab2b3e3d3ecfcb2344982a902ca5e483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4499d937b6c5969184d8bf1eefdb023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9b2dd3d1eaaf15c2af80d62816d4cc1">
          <table:table-cell table:number-rows-spanned="3" table:style-name="ce13" office:value="None" office:value-type="string"/>
          <table:table-cell table:number-rows-spanned="3" table:style-name="ce30" office:value="None" office:value-type="string"/>
          <table:table-cell table:number-rows-spanned="3" table:style-name="ce38" office:value="None" office:value-type="string"/>
          <table:table-cell table:style-name="ce47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cd2c2094ee12204644e105ef2595ffbb">
          <table:covered-table-cell table:number-columns-repeated="3"/>
          <table:table-cell table:style-name="ce48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50f0eba8ef44f900306ee57c8a616c0e">
          <table:covered-table-cell table:number-columns-repeated="3"/>
          <table:table-cell table:style-name="ce49" office:value="None" office:value-type="string"/>
          <table:table-cell table:style-name="ce65" office:value="None" office:value-type="string"/>
          <table:table-cell table:style-name="ce64" office:value="None" office:value-type="string"/>
          <table:covered-table-cell table:style-name="ce64" table:number-columns-repeated="28"/>
          <table:table-cell table:style-name="ce78" office:value="None" office:value-type="string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c70168b46135a5165e4e8fbacbb56731">
          <table:table-cell table:number-rows-spanned="3" table:style-name="ce15" office:value="None" office:value-type="string"/>
          <table:table-cell table:number-rows-spanned="3" table:style-name="ce31" office:value="None" office:value-type="string"/>
          <table:table-cell table:number-rows-spanned="3" table:style-name="ce39" office:value="None" office:value-type="string"/>
          <table:table-cell table:style-name="ce51" office:value="None" office:value-type="string"/>
          <table:table-cell table:style-name="ce62" office:value="None" office:value-type="string"/>
          <table:covered-table-cell table:style-name="ce62" table:number-columns-repeated="30"/>
          <table:table-cell table:style-name="ce82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9474dafab576ee2afcc04b6fbd5569e9">
          <table:covered-table-cell table:number-columns-repeated="3"/>
          <table:table-cell table:style-name="ce52" office:value="None" office:value-type="string"/>
          <table:table-cell table:style-name="ce63" office:value="None" office:value-type="string"/>
          <table:covered-table-cell table:style-name="ce63" table:number-columns-repeated="30"/>
          <table:table-cell table:style-name="ce83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5e20cc9332ce06e740bce95a6e2a0e87">
          <table:covered-table-cell table:number-columns-repeated="3"/>
          <table:table-cell table:style-name="ce53" office:value="None" office:value-type="string"/>
          <table:table-cell table:style-name="ce66" office:value="None" office:value-type="string"/>
          <table:covered-table-cell table:style-name="ce66" table:number-columns-repeated="30"/>
          <table:table-cell table:style-name="ce84" office:value="None" office:value-type="string"/>
          <table:table-cell table:style-name="ce7" office:value="None" office:value-type="string"/>
          <table:table-cell table:style-name="ce25" office:value="None" office:value-type="string"/>
        </table:table-row>
        <table:table-row table:style-name="4803846eac2911a18f7177a7f6ed6123">
          <table:table-cell office:value="None" office:value-type="string"/>
        </table:table-row>
        <table:table-row table:style-name="61b34902b7acd735844e771f42a05c95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